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" svg:font-family="'Source Han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engodel.com/internet-biznes/332-zarubezhnye-kraudfandingovye-platformy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9:21:42.357610512</meta:creation-date>
    <dc:date>2019-03-04T19:22:36.196944853</dc:date>
    <meta:editing-duration>PT54S</meta:editing-duration>
    <meta:editing-cycles>1</meta:editing-cycles>
    <meta:generator>LibreOffice/6.2.0.3$Linux_X86_64 LibreOffice_project/20$Build-3</meta:generator>
    <meta:document-statistic meta:table-count="0" meta:image-count="0" meta:object-count="0" meta:page-count="1" meta:paragraph-count="1" meta:word-count="1" meta:character-count="84" meta:non-whitespace-character-count="84"/>
  </office:meta>
</office:document-meta>
</file>